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4a750e" officeooo:paragraph-rsid="004a750e" style:font-weight-asian="bold" style:font-weight-complex="bold"/>
    </style:style>
    <style:style style:name="P20" style:family="paragraph" style:parent-style-name="Standard">
      <style:text-properties fo:font-weight="bold" officeooo:rsid="005154d8" officeooo:paragraph-rsid="005154d8" style:font-weight-asian="bold" style:font-weight-complex="bold"/>
    </style:style>
    <style:style style:name="P21" style:family="paragraph" style:parent-style-name="Standard">
      <style:text-properties fo:font-weight="bold" officeooo:rsid="005d2593" officeooo:paragraph-rsid="005d2593" style:font-weight-asian="bold" style:font-weight-complex="bold"/>
    </style:style>
    <style:style style:name="P22" style:family="paragraph" style:parent-style-name="Standard">
      <style:text-properties fo:font-weight="bold" officeooo:rsid="0015f8ef" officeooo:paragraph-rsid="0015f8ef" style:font-weight-asian="bold" style:font-weight-complex="bold"/>
    </style:style>
    <style:style style:name="P23" style:family="paragraph" style:parent-style-name="Standard">
      <style:text-properties fo:font-weight="bold" officeooo:rsid="00675fcf" officeooo:paragraph-rsid="006cf5b2" style:font-weight-asian="bold" style:font-weight-complex="bold"/>
    </style:style>
    <style:style style:name="P24" style:family="paragraph" style:parent-style-name="Standard">
      <style:text-properties fo:font-weight="bold" officeooo:rsid="00675fcf" officeooo:paragraph-rsid="006ddaa0" style:font-weight-asian="bold" style:font-weight-complex="bold"/>
    </style:style>
    <style:style style:name="P25" style:family="paragraph" style:parent-style-name="Standard">
      <style:text-properties fo:font-weight="bold" officeooo:rsid="00675fcf" officeooo:paragraph-rsid="0070e809" style:font-weight-asian="bold" style:font-weight-complex="bold"/>
    </style:style>
    <style:style style:name="P26" style:family="paragraph" style:parent-style-name="Standard">
      <style:text-properties officeooo:rsid="003a3930" officeooo:paragraph-rsid="003a3930"/>
    </style:style>
    <style:style style:name="P27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8" style:family="paragraph" style:parent-style-name="Standard">
      <style:text-properties fo:font-weight="normal" officeooo:rsid="0055f907" officeooo:paragraph-rsid="0055f907" style:font-weight-asian="normal" style:font-weight-complex="normal"/>
    </style:style>
    <style:style style:name="P29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tyle="italic" fo:font-weight="normal" officeooo:rsid="004e70ae" officeooo:paragraph-rsid="004e4987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5154d8" officeooo:paragraph-rsid="005154d8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fo:font-weight="normal" officeooo:rsid="0053f62c" officeooo:paragraph-rsid="0053f62c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officeooo:rsid="006347d1" officeooo:paragraph-rsid="006347d1"/>
    </style:style>
    <style:style style:name="P34" style:family="paragraph" style:parent-style-name="Standard">
      <style:text-properties officeooo:rsid="00651b06" officeooo:paragraph-rsid="00651b06"/>
    </style:style>
    <style:style style:name="P35" style:family="paragraph" style:parent-style-name="Standard">
      <style:text-properties officeooo:rsid="00654def" officeooo:paragraph-rsid="00654def"/>
    </style:style>
    <style:style style:name="P36" style:family="paragraph" style:parent-style-name="Standard">
      <style:text-properties officeooo:rsid="006780ee" officeooo:paragraph-rsid="006780ee"/>
    </style:style>
    <style:style style:name="P37" style:family="paragraph" style:parent-style-name="Standard">
      <style:text-properties officeooo:rsid="0068b0ba" officeooo:paragraph-rsid="0068b0ba"/>
    </style:style>
    <style:style style:name="P38" style:family="paragraph" style:parent-style-name="Standard">
      <style:text-properties officeooo:rsid="0068b0ba" officeooo:paragraph-rsid="006ad8ac"/>
    </style:style>
    <style:style style:name="P39" style:family="paragraph" style:parent-style-name="Standard">
      <style:text-properties fo:font-weight="bold" officeooo:rsid="00675fcf" officeooo:paragraph-rsid="006ef547" style:font-weight-asian="bold" style:font-weight-complex="bold"/>
    </style:style>
    <style:style style:name="P40" style:family="paragraph" style:parent-style-name="Standard">
      <style:text-properties fo:font-weight="bold" officeooo:rsid="00675fcf" officeooo:paragraph-rsid="00723a10" style:font-weight-asian="bold" style:font-weight-complex="bold"/>
    </style:style>
    <style:style style:name="P41" style:family="paragraph" style:parent-style-name="Standard">
      <style:text-properties fo:font-weight="bold" officeooo:rsid="00675fcf" officeooo:paragraph-rsid="0072596c" style:font-weight-asian="bold" style:font-weight-complex="bold"/>
    </style:style>
    <style:style style:name="P42" style:family="paragraph" style:parent-style-name="Standard">
      <style:text-properties fo:font-weight="bold" officeooo:rsid="00675fcf" officeooo:paragraph-rsid="0073dcae" style:font-weight-asian="bold" style:font-weight-complex="bold"/>
    </style:style>
    <style:style style:name="P43" style:family="paragraph" style:parent-style-name="Standard">
      <style:text-properties fo:font-weight="bold" officeooo:rsid="00675fcf" officeooo:paragraph-rsid="007678d4" style:font-weight-asian="bold" style:font-weight-complex="bold"/>
    </style:style>
    <style:style style:name="P44" style:family="paragraph" style:parent-style-name="Standard">
      <style:text-properties fo:font-weight="bold" officeooo:rsid="00675fcf" officeooo:paragraph-rsid="0076e358" style:font-weight-asian="bold" style:font-weight-complex="bold"/>
    </style:style>
    <style:style style:name="P45" style:family="paragraph" style:parent-style-name="Standard">
      <style:text-properties fo:font-weight="bold" officeooo:rsid="00675fcf" officeooo:paragraph-rsid="00773808" style:font-weight-asian="bold" style:font-weight-complex="bold"/>
    </style:style>
    <style:style style:name="P46" style:family="paragraph" style:parent-style-name="Standard">
      <style:text-properties fo:font-weight="bold" officeooo:rsid="00675fcf" officeooo:paragraph-rsid="007753e3" style:font-weight-asian="bold" style:font-weight-complex="bold"/>
    </style:style>
    <style:style style:name="P47" style:family="paragraph" style:parent-style-name="Standard">
      <style:text-properties fo:font-weight="bold" officeooo:rsid="00675fcf" officeooo:paragraph-rsid="00786af2" style:font-weight-asian="bold" style:font-weight-complex="bold"/>
    </style:style>
    <style:style style:name="P48" style:family="paragraph" style:parent-style-name="Standard">
      <style:text-properties fo:font-weight="bold" officeooo:rsid="00675fcf" officeooo:paragraph-rsid="0079b6ed" style:font-weight-asian="bold" style:font-weight-complex="bold"/>
    </style:style>
    <style:style style:name="P49" style:family="paragraph" style:parent-style-name="Standard">
      <style:text-properties fo:font-weight="bold" officeooo:rsid="00675fcf" officeooo:paragraph-rsid="007b17f2" style:font-weight-asian="bold" style:font-weight-complex="bold"/>
    </style:style>
    <style:style style:name="P50" style:family="paragraph" style:parent-style-name="Standard">
      <style:text-properties fo:font-weight="bold" officeooo:rsid="00675fcf" officeooo:paragraph-rsid="007ce46f" style:font-weight-asian="bold" style:font-weight-complex="bold"/>
    </style:style>
    <style:style style:name="P51" style:family="paragraph" style:parent-style-name="Standard">
      <style:text-properties fo:font-weight="bold" officeooo:rsid="00675fcf" officeooo:paragraph-rsid="007d1d00" style:font-weight-asian="bold" style:font-weight-complex="bold"/>
    </style:style>
    <style:style style:name="P52" style:family="paragraph" style:parent-style-name="Standard">
      <style:text-properties fo:font-weight="bold" officeooo:rsid="00675fcf" officeooo:paragraph-rsid="007f063f" style:font-weight-asian="bold" style:font-weight-complex="bold"/>
    </style:style>
    <style:style style:name="P53" style:family="paragraph" style:parent-style-name="Standard">
      <style:text-properties fo:font-weight="bold" officeooo:rsid="00675fcf" officeooo:paragraph-rsid="0081823f" style:font-weight-asian="bold" style:font-weight-complex="bold"/>
    </style:style>
    <style:style style:name="P54" style:family="paragraph" style:parent-style-name="Standard">
      <style:text-properties fo:font-size="14pt" fo:font-weight="bold" officeooo:rsid="00451f0f" officeooo:paragraph-rsid="00451f0f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rsid="004a750e" officeooo:paragraph-rsid="004a750e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font-weight="bold" officeooo:rsid="004e4987" officeooo:paragraph-rsid="004e4987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fo:font-weight="bold" officeooo:rsid="00623b32" officeooo:paragraph-rsid="00623b32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fo:font-weight="bold" officeooo:rsid="00675fcf" officeooo:paragraph-rsid="00675fcf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style="italic" fo:font-weight="bold" officeooo:rsid="0055ebce" officeooo:paragraph-rsid="0055ebce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7f5e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4bb017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  <style:style style:name="T18" style:family="text">
      <style:text-properties fo:font-style="italic" officeooo:rsid="004e70ae" style:font-style-asian="italic" style:font-style-complex="italic"/>
    </style:style>
    <style:style style:name="T19" style:family="text">
      <style:text-properties fo:font-style="italic" officeooo:rsid="0055a1da" style:font-style-asian="italic" style:font-style-complex="italic"/>
    </style:style>
    <style:style style:name="T20" style:family="text">
      <style:text-properties officeooo:rsid="00579748"/>
    </style:style>
    <style:style style:name="T21" style:family="text">
      <style:text-properties officeooo:rsid="00616327"/>
    </style:style>
    <style:style style:name="T22" style:family="text">
      <style:text-properties officeooo:rsid="0066aaac"/>
    </style:style>
    <style:style style:name="T23" style:family="text">
      <style:text-properties officeooo:rsid="0068d172"/>
    </style:style>
    <style:style style:name="T24" style:family="text">
      <style:text-properties officeooo:rsid="0069a469"/>
    </style:style>
    <style:style style:name="T25" style:family="text">
      <style:text-properties fo:color="#0066b3" fo:background-color="#fff200" loext:char-shading-value="0"/>
    </style:style>
    <style:style style:name="T26" style:family="text">
      <style:text-properties officeooo:rsid="006ad8ac"/>
    </style:style>
    <style:style style:name="T27" style:family="text">
      <style:text-properties style:font-name="Liberation Serif" officeooo:rsid="006cf5b2"/>
    </style:style>
    <style:style style:name="T28" style:family="text">
      <style:text-properties style:font-name="Liberation Serif" fo:font-weight="normal" officeooo:rsid="006cf5b2" style:font-weight-asian="normal" style:font-weight-complex="normal"/>
    </style:style>
    <style:style style:name="T29" style:family="text">
      <style:text-properties style:font-name="Liberation Serif" fo:font-weight="normal" officeooo:rsid="006ddaa0" style:font-weight-asian="normal" style:font-weight-complex="normal"/>
    </style:style>
    <style:style style:name="T30" style:family="text">
      <style:text-properties style:font-name="Liberation Serif" fo:font-weight="normal" officeooo:rsid="006ef547" style:font-weight-asian="normal" style:font-weight-complex="normal"/>
    </style:style>
    <style:style style:name="T31" style:family="text">
      <style:text-properties style:font-name="Liberation Serif" fo:font-weight="normal" officeooo:rsid="0070e809" style:font-weight-asian="normal" style:font-weight-complex="normal"/>
    </style:style>
    <style:style style:name="T32" style:family="text">
      <style:text-properties style:font-name="Liberation Serif" fo:font-weight="normal" officeooo:rsid="0072596c" style:font-weight-asian="normal" style:font-weight-complex="normal"/>
    </style:style>
    <style:style style:name="T33" style:family="text">
      <style:text-properties style:font-name="Liberation Serif" officeooo:rsid="00723a10"/>
    </style:style>
    <style:style style:name="T34" style:family="text">
      <style:text-properties style:font-name="Liberation Serif" fo:font-style="italic" fo:font-weight="normal" officeooo:rsid="0072596c" style:font-style-asian="italic" style:font-weight-asian="normal" style:font-style-complex="italic" style:font-weight-complex="normal"/>
    </style:style>
    <style:style style:name="T35" style:family="text">
      <style:text-properties style:font-name="Liberation Serif" fo:font-style="italic" fo:font-weight="normal" officeooo:rsid="0073dcae" style:font-style-asian="italic" style:font-weight-asian="normal" style:font-style-complex="italic" style:font-weight-complex="normal"/>
    </style:style>
    <style:style style:name="T36" style:family="text">
      <style:text-properties style:font-name="Liberation Serif" fo:font-style="italic" fo:font-weight="normal" officeooo:rsid="007678d4" style:font-style-asian="italic" style:font-weight-asian="normal" style:font-style-complex="italic" style:font-weight-complex="normal"/>
    </style:style>
    <style:style style:name="T37" style:family="text">
      <style:text-properties style:font-name="Liberation Serif" fo:font-style="italic" fo:font-weight="normal" officeooo:rsid="0076e358" style:font-style-asian="italic" style:font-weight-asian="normal" style:font-style-complex="italic" style:font-weight-complex="normal"/>
    </style:style>
    <style:style style:name="T38" style:family="text">
      <style:text-properties style:font-name="Liberation Serif" fo:font-style="italic" fo:font-weight="normal" officeooo:rsid="00773808" style:font-style-asian="italic" style:font-weight-asian="normal" style:font-style-complex="italic" style:font-weight-complex="normal"/>
    </style:style>
    <style:style style:name="T39" style:family="text">
      <style:text-properties style:font-name="Liberation Serif" fo:font-style="italic" fo:font-weight="normal" officeooo:rsid="007753e3" style:font-style-asian="italic" style:font-weight-asian="normal" style:font-style-complex="italic" style:font-weight-complex="normal"/>
    </style:style>
    <style:style style:name="T40" style:family="text">
      <style:text-properties style:font-name="Liberation Serif" fo:font-style="italic" fo:font-weight="normal" officeooo:rsid="0078654f" style:font-style-asian="italic" style:font-weight-asian="normal" style:font-style-complex="italic" style:font-weight-complex="normal"/>
    </style:style>
    <style:style style:name="T41" style:family="text">
      <style:text-properties style:font-name="Liberation Serif" fo:font-style="italic" fo:font-weight="normal" officeooo:rsid="00786af2" style:font-style-asian="italic" style:font-weight-asian="normal" style:font-style-complex="italic" style:font-weight-complex="normal"/>
    </style:style>
    <style:style style:name="T42" style:family="text">
      <style:text-properties style:font-name="Liberation Serif" fo:font-style="italic" fo:font-weight="normal" officeooo:rsid="0079b6ed" style:font-style-asian="italic" style:font-weight-asian="normal" style:font-style-complex="italic" style:font-weight-complex="normal"/>
    </style:style>
    <style:style style:name="T43" style:family="text">
      <style:text-properties style:font-name="Liberation Serif" fo:font-style="italic" fo:font-weight="normal" officeooo:rsid="007a7f79" style:font-style-asian="italic" style:font-weight-asian="normal" style:font-style-complex="italic" style:font-weight-complex="normal"/>
    </style:style>
    <style:style style:name="T44" style:family="text">
      <style:text-properties style:font-name="Liberation Serif" fo:font-style="italic" fo:font-weight="normal" officeooo:rsid="007b17f2" style:font-style-asian="italic" style:font-weight-asian="normal" style:font-style-complex="italic" style:font-weight-complex="normal"/>
    </style:style>
    <style:style style:name="T45" style:family="text">
      <style:text-properties style:font-name="Liberation Serif" fo:font-style="italic" fo:font-weight="normal" officeooo:rsid="007ce46f" style:font-style-asian="italic" style:font-weight-asian="normal" style:font-style-complex="italic" style:font-weight-complex="normal"/>
    </style:style>
    <style:style style:name="T46" style:family="text">
      <style:text-properties style:font-name="Liberation Serif" fo:font-style="italic" fo:font-weight="normal" officeooo:rsid="007d1d00" style:font-style-asian="italic" style:font-weight-asian="normal" style:font-style-complex="italic" style:font-weight-complex="normal"/>
    </style:style>
    <style:style style:name="T47" style:family="text">
      <style:text-properties style:font-name="Liberation Serif" fo:font-style="italic" fo:font-weight="normal" officeooo:rsid="007f063f" style:font-style-asian="italic" style:font-weight-asian="normal" style:font-style-complex="italic" style:font-weight-complex="normal"/>
    </style:style>
    <style:style style:name="T48" style:family="text">
      <style:text-properties style:font-name="Liberation Serif" fo:font-style="italic" fo:font-weight="normal" officeooo:rsid="0081823f" style:font-style-asian="italic" style:font-weight-asian="normal" style:font-style-complex="italic" style:font-weight-complex="normal"/>
    </style:style>
    <style:style style:name="T49" style:family="text">
      <style:text-properties style:font-name="Liberation Serif" fo:font-style="italic" officeooo:rsid="007678d4" style:font-style-asian="italic" style:font-style-complex="italic"/>
    </style:style>
    <style:style style:name="T50" style:family="text">
      <style:text-properties style:font-name="Liberation Serif" fo:font-style="italic" officeooo:rsid="007f063f" style:font-style-asian="italic" style:font-style-complex="italic"/>
    </style:style>
    <style:style style:name="T51" style:family="text">
      <style:text-properties style:font-name="Liberation Serif" officeooo:rsid="0072596c"/>
    </style:style>
    <style:style style:name="T52" style:family="text">
      <style:text-properties style:font-name="Liberation Serif" fo:font-size="14pt" officeooo:rsid="006cf5b2" style:font-size-asian="14pt" style:font-size-complex="14pt"/>
    </style:style>
    <style:style style:name="T53" style:family="text">
      <style:text-properties style:font-name="Liberation Serif" fo:font-size="14pt" officeooo:rsid="00723a10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22"><text:span text:style-name="T21">Digital Ocean </text:span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21">Jenkins Current Credentials</text:p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26"><text:span text:style-name="T12">Plugins: </text:span><text:span text:style-name="T11">A plugin is like plugins on any other system, is a piece of software that extends the core functionality of the core Jenkins Server.</text:span></text:p>
      <text:p text:style-name="P26"/>
      <text:p text:style-name="P26"/>
      <text:p text:style-name="P26"><text:soft-page-break/></text:p>
      <text:p text:style-name="P29">Continuous Integration with Jenkins</text:p>
      <text:p text:style-name="P27"/>
      <text:p text:style-name="P54">Jenkins Integration with GIT &amp; GITHUB</text:p>
      <text:p text:style-name="P27">- <text:span text:style-name="T13">Install GitHub plugin on Jenkins Server using Mangae Plugins</text:span></text:p>
      <text:p text:style-name="P27">- <text:span text:style-name="T15">git --version</text:span></text:p>
      <text:p text:style-name="P27"/>
      <text:p text:style-name="P55">Install Maven on Jenkins Host Machine</text:p>
      <text:p text:style-name="P19">- <text:span text:style-name="T14">sudo apt-get install maven</text:span></text:p>
      <text:p text:style-name="P27">- <text:span text:style-name="T15">mvn –version</text:span></text:p>
      <text:p text:style-name="P27"/>
      <text:p text:style-name="P56">Configure Jenkins to Work with Maven<text:span text:style-name="T17"> </text:span><text:span text:style-name="T18"><text:s/></text:span><text:span text:style-name="T19">&amp; GIT</text:span></text:p>
      <text:p text:style-name="P20"><text:span text:style-name="T17">J</text:span><text:span text:style-name="T16">ava Path</text:span></text:p>
      <text:p text:style-name="P30">- /usr/lib/jvm/java-8-openjdk-amd64</text:p>
      <text:p text:style-name="P20"><text:span text:style-name="T17">M</text:span><text:span text:style-name="T16">aven Path</text:span></text:p>
      <text:p text:style-name="P31">- /usr/share/maven/</text:p>
      <text:p text:style-name="P31"/>
      <text:p text:style-name="P32">Git</text:p>
      <text:p text:style-name="P32">- git //just git no path</text:p>
      <text:p text:style-name="P32"/>
      <text:p text:style-name="P59">Create Your First Maven Based Jenkins Job</text:p>
      <text:p text:style-name="P28">Maven Goals: <text:span text:style-name="T20">test, install, compile, package, deploy, test-compile etc</text:span></text:p>
      <text:p text:style-name="P28"/>
      <text:p text:style-name="P57">Source Code Polling In Jenkins</text:p>
      <text:p text:style-name="P33">Continuous Integration flow is not for manual work. </text:p>
      <text:p text:style-name="P33"/>
      <text:p text:style-name="P34">You have to select the Poll SCM</text:p>
      <text:p text:style-name="P34"/>
      <text:p text:style-name="P35">In Jenkins schedule is basicall<text:span text:style-name="T22">y</text:span> in CRON Basis.</text:p>
      <text:p text:style-name="P35"/>
      <text:p text:style-name="P58">Remote Build Trigger In Jenkins</text:p>
      <text:p text:style-name="P36">- Remote Build Trigger is helpful to execute the build externally.</text:p>
      <text:p text:style-name="P37">- If an action is triggered on Server B then a job is triggered on Server A <text:span text:style-name="T23">then Remote Build Trigger is helpful.</text:span></text:p>
      <text:p text:style-name="P37">- <text:span text:style-name="T24">U can call the Build Trigger by some script, API or UI Button Click Event.</text:span></text:p>
      <text:p text:style-name="P37"/>
      <text:p text:style-name="P37"><text:span text:style-name="Teletype"><text:span text:style-name="T25">JENKINS_URL</text:span></text:span>/job/First%20Sample%20Job/build?token=<text:span text:style-name="Teletype"><text:span text:style-name="T25">TOKEN_NAME</text:span></text:span> <text:span text:style-name="Teletype"><text:s/></text:span></text:p>
      <text:p text:style-name="P38"><text:span text:style-name="Teletype"><text:span text:style-name="T26">JENKINS_URL(</text:span></text:span><text:a xlink:type="simple" xlink:href="http://134.122.28.225:8080/" text:style-name="Internet_20_link" text:visited-style-name="Visited_20_Internet_20_Link"><text:span text:style-name="Teletype"><text:span text:style-name="T26">http://134.122.28.225:8080/</text:span></text:span></text:a><text:span text:style-name="Teletype"><text:span text:style-name="T26">)</text:span></text:span></text:p>
      <text:p text:style-name="P38"><text:span text:style-name="Teletype"/></text:p>
      <text:p text:style-name="P23"><text:span text:style-name="Teletype"><text:span text:style-name="T52">Archive Artifact In Jenkins</text:span></text:span></text:p>
      <text:p text:style-name="P23"><text:span text:style-name="Teletype"><text:span text:style-name="T28">IN Jenkins Server</text:span></text:span></text:p>
      <text:p text:style-name="P23"><text:span text:style-name="Teletype"><text:span text:style-name="T28">1. Build Tab</text:span></text:span></text:p>
      <text:p text:style-name="P25"><text:span text:style-name="Teletype"><text:span text:style-name="T31">2. Add post-build action</text:span></text:span></text:p>
      <text:p text:style-name="P23"><text:span text:style-name="Teletype"><text:span text:style-name="T31">3</text:span></text:span><text:span text:style-name="Teletype"><text:span text:style-name="T28">. Post-Build Actions</text:span></text:span></text:p>
      <text:p text:style-name="P24"><text:span text:style-name="Teletype"><text:span text:style-name="T29">4. </text:span></text:span><text:span text:style-name="Teletype"><text:span text:style-name="T31">F</text:span></text:span><text:span text:style-name="Teletype"><text:span text:style-name="T29">iles to archive – Enter **/*.jar Here ** means all the path available in your workspace</text:span></text:span></text:p>
      <text:p text:style-name="P39"><text:span text:style-name="Teletype"><text:span text:style-name="T30">5. **/* Will archive all artifacts.</text:span></text:span></text:p>
      <text:p text:style-name="P39"><text:span text:style-name="Teletype"><text:span text:style-name="T30"/></text:span></text:p>
      <text:p text:style-name="P40"><text:span text:style-name="Teletype"><text:span text:style-name="T53">Install &amp; Configure Tomcat in Staging Environment</text:span></text:span></text:p>
      <text:p text:style-name="P40"><text:span text:style-name="Teletype"><text:span text:style-name="T33"/></text:span></text:p>
      <text:p text:style-name="P41"><text:span text:style-name="Teletype"><text:span text:style-name="T51">Tomcat Installation on Server</text:span></text:span></text:p>
      <text:p text:style-name="P41"><text:span text:style-name="Teletype"><text:span text:style-name="T32"/></text:span></text:p>
      <text:p text:style-name="P41"><text:soft-page-break/><text:span text:style-name="Teletype"><text:span text:style-name="T32">1. sudo apt install unzip wget</text:span></text:span></text:p>
      <text:p text:style-name="P41"><text:span text:style-name="Teletype"><text:span text:style-name="T32">2. cd / tmp</text:span></text:span></text:p>
      <text:p text:style-name="P41"><text:span text:style-name="Teletype"><text:span text:style-name="T32">3. wget </text:span></text:span><text:a xlink:type="simple" xlink:href="https://mirrors.estointernet.in/apache/tomcat/tomcat-8/v8.5.51/bin/apache-tomcat-8.5.51.zip" text:style-name="Internet_20_link" text:visited-style-name="Visited_20_Internet_20_Link"><text:span text:style-name="Teletype"><text:span text:style-name="T32">https://mirrors.estointernet.in/apache/tomcat/tomcat-8/v8.5.51/bin/apache-tomcat-8.5.51.zip</text:span></text:span></text:a></text:p>
      <text:p text:style-name="P41"><text:span text:style-name="Teletype"><text:span text:style-name="T32">4. unzip apache-tomcat-8.5.51.zip</text:span></text:span></text:p>
      <text:p text:style-name="P41"><text:span text:style-name="Teletype"><text:span text:style-name="T32">5. sudo mkdir -p /</text:span></text:span><text:span text:style-name="Teletype"><text:span text:style-name="T34">opt/tomcat</text:span></text:span></text:p>
      <text:p text:style-name="P42"><text:span text:style-name="Teletype"><text:span text:style-name="T35">6. sudo mv apache-tomcat-8.5.51 /opt/tomcat</text:span></text:span></text:p>
      <text:p text:style-name="P42"><text:span text:style-name="Teletype"><text:span text:style-name="T35"/></text:span></text:p>
      <text:p text:style-name="P43"><text:span text:style-name="Teletype"><text:span text:style-name="T49">Change tomcat server port</text:span></text:span></text:p>
      <text:p text:style-name="P43"><text:span text:style-name="Teletype"><text:span text:style-name="T36"/></text:span></text:p>
      <text:p text:style-name="P44"><text:span text:style-name="Teletype"><text:span text:style-name="T37">7. cd /opt/tomcat/</text:span></text:span></text:p>
      <text:p text:style-name="P45"><text:span text:style-name="Teletype"><text:span text:style-name="T38">8. cd apache-tomcat-8.5.51/</text:span></text:span></text:p>
      <text:p text:style-name="P46"><text:span text:style-name="Teletype"><text:span text:style-name="T39">9. cd conf</text:span></text:span></text:p>
      <text:p text:style-name="P46"><text:span text:style-name="Teletype"><text:span text:style-name="T39">10.</text:span></text:span><text:span text:style-name="Teletype"><text:span text:style-name="T40"> vi server.xml</text:span></text:span></text:p>
      <text:p text:style-name="P47"><text:span text:style-name="Teletype"><text:span text:style-name="T41">11. / connector (it will search)</text:span></text:span></text:p>
      <text:p text:style-name="P48"><text:span text:style-name="Teletype"><text:span text:style-name="T42">12. change 8080 to 9090 then use esc key and enter wq the press enter button.</text:span></text:span></text:p>
      <text:p text:style-name="P48"><text:span text:style-name="Teletype"><text:span text:style-name="T42">13. </text:span></text:span><text:span text:style-name="Teletype"><text:span text:style-name="T43">Go to bin directory.</text:span></text:span></text:p>
      <text:p text:style-name="P49"><text:span text:style-name="Teletype"><text:span text:style-name="T44">14. ls -la</text:span></text:span></text:p>
      <text:p text:style-name="P49"><text:span text:style-name="Teletype"><text:span text:style-name="T44">15. sudo chmod +x * (Set the executable permission to the <text:tab/>all scripts which are inside the current directory)</text:span></text:span></text:p>
      <text:p text:style-name="P50"><text:span text:style-name="Teletype"><text:span text:style-name="T45">16. ./startup.sh</text:span></text:span></text:p>
      <text:p text:style-name="P51"><text:span text:style-name="Teletype"><text:span text:style-name="T46">17. ./shutdown.sh</text:span></text:span></text:p>
      <text:p text:style-name="P52"><text:span text:style-name="Teletype"><text:span text:style-name="T47">18. cd conf</text:span></text:span></text:p>
      <text:p text:style-name="P52"><text:span text:style-name="Teletype"><text:span text:style-name="T47">18. vi tomcat-users.xml</text:span></text:span></text:p>
      <text:p text:style-name="P52"><text:span text:style-name="Teletype"><text:span text:style-name="T47"/></text:span></text:p>
      <text:p text:style-name="P52"><text:span text:style-name="Teletype"><text:span text:style-name="T50">Edit Rolls so that jenkins can use the credentials</text:span></text:span></text:p>
      <text:p text:style-name="P52"><text:span text:style-name="Teletype"><text:span text:style-name="T47"/></text:span></text:p>
      <text:p text:style-name="P52"><text:span text:style-name="Teletype"><text:span text:style-name="T47">19.roles = manager-script, admin-gui, password: tomcat, delete the end two lines</text:span></text:span></text:p>
      <text:p text:style-name="P53"><text:span text:style-name="Teletype"><text:span text:style-name="T48">20. shutdown and restart tomcat to apply the changes.</text:span></text:span></text:p>
      <text:p text:style-name="P37"/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5T19:24:44.123147288</dc:date>
    <meta:editing-duration>PT3H28M3S</meta:editing-duration>
    <meta:editing-cycles>103</meta:editing-cycles>
    <meta:generator>LibreOffice/6.0.7.3$Linux_X86_64 LibreOffice_project/00m0$Build-3</meta:generator>
    <meta:document-statistic meta:table-count="0" meta:image-count="0" meta:object-count="0" meta:page-count="3" meta:paragraph-count="95" meta:word-count="682" meta:character-count="4159" meta:non-whitespace-character-count="3556"/>
  </office:meta>
</office:document-meta>
</file>